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man Uralic" svg:font-family="'Bookman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ookman Uralic" fo:font-size="14pt" style:text-underline-style="none" fo:font-weight="normal" officeooo:rsid="0029cf06" officeooo:paragraph-rsid="0029cf06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Bookman Uralic" fo:font-size="14pt" style:text-underline-style="solid" style:text-underline-width="auto" style:text-underline-color="font-color" fo:font-weight="bold" officeooo:rsid="002871d0" officeooo:paragraph-rsid="002871d0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Bookman Uralic" fo:font-size="14pt" style:text-underline-style="solid" style:text-underline-width="auto" style:text-underline-color="font-color" fo:font-weight="bold" officeooo:rsid="0030ad3f" officeooo:paragraph-rsid="0030ad3f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Bookman Uralic" fo:font-size="14pt" fo:font-style="italic" style:text-underline-style="none" fo:font-weight="bold" officeooo:rsid="0029cf06" officeooo:paragraph-rsid="0029cf06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Bookman Uralic" fo:font-size="14pt" fo:font-style="italic" style:text-underline-style="none" fo:font-weight="normal" officeooo:rsid="0030f561" officeooo:paragraph-rsid="0030f561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style:font-name="Bookman Uralic" fo:font-size="14pt" fo:font-style="normal" style:text-underline-style="solid" style:text-underline-width="auto" style:text-underline-color="font-color" fo:font-weight="bold" officeooo:rsid="0030f561" officeooo:paragraph-rsid="0030f561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Bookman Uralic" fo:font-size="14pt" fo:font-style="normal" style:text-underline-style="none" fo:font-weight="normal" officeooo:rsid="0030ad3f" officeooo:paragraph-rsid="0030ad3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Bookman Uralic" fo:font-size="14pt" fo:font-style="normal" style:text-underline-style="none" fo:font-weight="normal" officeooo:rsid="0030f561" officeooo:paragraph-rsid="0030f561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UNTER, 1991</text:p>
      <text:p text:style-name="P1">moral visions:</text:p>
      <text:p text:style-name="P1">- not coherent, differentiated, clearly articulated worldviews</text:p>
      <text:p text:style-name="P1">- are polarizing impulses or tendencies</text:p>
      <text:p text:style-name="P1"/>
      <text:p text:style-name="P1">necessary differentiating between public rhetoric vs. how ordinary people relate to it</text:p>
      <text:p text:style-name="P1"/>
      <text:p text:style-name="P1">polarization towards orthodoxy vs. progressivism </text:p>
      <text:p text:style-name="P1"/>
      <text:p text:style-name="P1"/>
      <text:p text:style-name="P4"/>
      <text:p text:style-name="P1"/>
      <text:p text:style-name="P1"/>
      <text:p text:style-name="P1"/>
      <text:p text:style-name="P3">MENCHIK, 1980</text:p>
      <text:p text:style-name="P7">Harbury (1962) – strong + relationship between wealth of individual and wealth of parental</text:p>
      <text:p text:style-name="P7">There has been previous empirical research into a question somewhat</text:p>
      <text:p text:style-name="P7">similar, though not identical, to the first question I have posed. In a sur-</text:p>
      <text:p text:style-name="P7">vey of 957 high-income people, having an income of $10,000 or more</text:p>
      <text:p text:style-name="P7">in 1964, Barlow et al. (1966) asked each individual if he had received</text:p>
      <text:p text:style-name="P7">an inheritance. Three-fifths of the group responded in the negative. After</text:p>
      <text:p text:style-name="P7">making assumptions about the growth of the value of assets, the authors concluded that more than four-fifths of the total wealth of this high-income group was derived from saving out of income (not earnings), and less than one-fifth from inheritances and gifts plus their appreciation.</text:p>
      <text:p text:style-name="P7"/>
      <text:p text:style-name="P7">The starting point for my study was a master file of 1,050 Connecticut</text:p>
      <text:p text:style-name="P7">residents who died in the 1930s and ’40s leaving estates of $40,000 or</text:p>
      <text:p text:style-name="P7">more in current dollars-obviously a very wealthy group.‘ In approxi-</text:p>
      <text:p text:style-name="P7">mately half the cases, obituary column data was also available. There</text:p>
      <text:p text:style-name="P7">were 614 cases in which children were indicated by the death records.</text:p>
      <text:p text:style-name="P7">These 614 parents had 1,458 children, for an average of 2.37 children</text:p>
      <text:p text:style-name="P7">per family.</text:p>
      <text:p text:style-name="P7">The number of children whose probate records were actively searched</text:p>
      <text:p text:style-name="P7">for was reduced to 1,182, for two reasons: ( a ) in certain cases, names</text:p>
      <text:p text:style-name="P7">were illegible or were not given; ( b ) it was assumed that daughters who</text:p>
      <text:p text:style-name="P7">were unmarried at the time of the parent’s death would eventually marry</text:p>
      <text:p text:style-name="P7"><text:soft-page-break/>and change names. ( I eventually searched for some of the unmarried</text:p>
      <text:p text:style-name="P7">daughters and found a small subsample.)</text:p>
      <text:p text:style-name="P7"/>
      <text:p text:style-name="P6">MITCHELL 2005:</text:p>
      <text:p text:style-name="P8">Generational differences in workplace:</text:p>
      <text:p text:style-name="P8">Traditional Generation members (born between 1922–1945) tend to:</text:p>
      <text:p text:style-name="P8">• believe in conformity, authority and rules</text:p>
      <text:p text:style-name="P8">• have a very defined sense of right and wrong</text:p>
      <text:p text:style-name="P8">• be loyal, disciplined, logical, detail-oriented</text:p>
      <text:p text:style-name="P8">• view an understanding of history as a way to plan for the future</text:p>
      <text:p text:style-name="P8">• dislike conflict</text:p>
      <text:p text:style-name="P8">• seek out technological advancements</text:p>
      <text:p text:style-name="P8">• prefer hierarchical organizational structures</text:p>
      <text:p text:style-name="P8">Baby boomers (born between 1946-1964) are drawn to:</text:p>
      <text:p text:style-name="P8">• long hours at the office, including evenings and weekends</text:p>
      <text:p text:style-name="P8">• building their career over the long term and loyalty to their employer</text:p>
      <text:p text:style-name="P8">• viewing themselves and their career as one and the same</text:p>
      <text:p text:style-name="P8">• commitment to quality and doing a good job</text:p>
      <text:p text:style-name="P8">• “hanging tough” through difficult work situations and policies</text:p>
      <text:p text:style-name="P8">• finding solutions to problems</text:p>
      <text:p text:style-name="P8">• being in charge and respecting authority</text:p>
      <text:p text:style-name="P8">Members of Generation X (born between 1965-1980) tend to:</text:p>
      <text:p text:style-name="P8">• prefer high-quality end results over quantity</text:p>
      <text:p text:style-name="P8">• set and meet goals and are very productive</text:p>
      <text:p text:style-name="P8">• multitask</text:p>
      <text:p text:style-name="P8">• balance work and life; like flexible working hours, job sharing</text:p>
      <text:p text:style-name="P8">• see themselves as free agents and marketable commodities</text:p>
      <text:p text:style-name="P8">• be comfortable with authority but not impressed with titles</text:p>
      <text:p text:style-name="P8">• be technically competent</text:p>
      <text:p text:style-name="P8">• value ethnic diversity</text:p>
      <text:p text:style-name="P8">• love independenceMembers of Generation Y (born between 1981-1994) tend to prefer:</text:p>
      <text:p text:style-name="P8">• effecting change and making an impact</text:p>
      <text:p text:style-name="P8">• expressing themselves rather than defining themselves through work</text:p>
      <text:p text:style-name="P8">• multitasking all the time</text:p>
      <text:p text:style-name="P8">• active involvement</text:p>
      <text:p text:style-name="P8">• flexibility in work hours and appearance; a relaxed work environment</text:p>
      <text:p text:style-name="P8">• teamwork</text:p>
      <text:p text:style-name="P8">• on-the-job training</text:p>
      <text:p text:style-name="P8">• getting everything immediately</text:p>
      <text:p text:style-name="P8">• a balance of work and life</text:p>
      <text:p text:style-name="P6"><text:soft-page-break/>SMITH 2015</text:p>
      <text:p text:style-name="P5">From shirtsleeves to shirtsleeves in three generations, goes the early 20th-century</text:p>
      <text:p text:style-name="P5">American proverb. Then there's the 19th-century British version: Clogs to clogs in</text:p>
      <text:p text:style-name="P5">three generations. And from Italy, date uncertain: From the stable to the stars and</text:p>
      <text:p text:style-name="P5">back again. You'll �nd similar sentiments in almost every language, all expressing</text:p>
      <text:p text:style-name="P5">the same thought: It's nearly impossible to pass on family wealth and have it last</text:p>
      <text:p text:style-name="P5">beyond your grandkids.</text:p>
      <text:p text:style-name="P5"/>
      <text:p text:style-name="P5">Statistics back up the folklore. Studies have found that 70% of the time, family</text:p>
      <text:p text:style-name="P5">assets are lost from one generation to the next, and assets are gone 90% of the time</text:p>
      <text:p text:style-name="P5">by the third generation.</text:p>
      <text:p text:style-name="P5">That's because a crucial element of successful inheritances is often neglected.</text:p>
      <text:p text:style-name="P5">Traditionally, the focus has been on the givers of wealth, but it should rather be on</text:p>
      <text:p text:style-name="P5">the receivers. Investing assets wisely and crafting a good estate plan are crucial to</text:p>
      <text:p text:style-name="P5">success, but so is preparing the hei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okman Uralic" svg:font-family="'Bookman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18:32.204202107</meta:creation-date>
    <meta:generator>LibreOffice/4.2.8.2$Linux_X86_64 LibreOffice_project/420m0$Build-2</meta:generator>
    <dc:date>2017-10-15T04:37:22.762623132</dc:date>
    <meta:editing-duration>P4DT10H9M35S</meta:editing-duration>
    <meta:editing-cycles>6</meta:editing-cycles>
    <meta:document-statistic meta:table-count="0" meta:image-count="0" meta:object-count="0" meta:page-count="3" meta:paragraph-count="78" meta:word-count="715" meta:character-count="4437" meta:non-whitespace-character-count="3735"/>
  </office:meta>
</office:document-meta>
</file>